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c38cb"/>
    </style:style>
    <style:style style:name="P2" style:family="paragraph" style:parent-style-name="Standard">
      <style:paragraph-properties fo:margin-left="0.4in" fo:margin-right="0in" fo:text-indent="-0.15in" style:auto-text-indent="false"/>
      <style:text-properties officeooo:paragraph-rsid="000c38cb"/>
    </style:style>
    <style:style style:name="P3" style:family="paragraph" style:parent-style-name="Standard">
      <style:paragraph-properties fo:margin-left="0.4in" fo:margin-right="0in" fo:text-indent="-0.15in" style:auto-text-indent="false"/>
      <style:text-properties officeooo:rsid="000c38cb" officeooo:paragraph-rsid="000c38cb"/>
    </style:style>
    <style:style style:name="P4" style:family="paragraph" style:parent-style-name="Standard">
      <style:paragraph-properties fo:margin-left="0.4in" fo:margin-right="0in" fo:text-indent="-0.15in" style:auto-text-indent="false"/>
      <style:text-properties fo:color="#6666ff" officeooo:rsid="000c38cb" officeooo:paragraph-rsid="000c38cb"/>
    </style:style>
    <style:style style:name="P5" style:family="paragraph" style:parent-style-name="Standard">
      <style:paragraph-properties fo:margin-left="0.4in" fo:margin-right="0in" fo:text-indent="-0.15in" style:auto-text-indent="false"/>
      <style:text-properties fo:color="#6666ff" officeooo:paragraph-rsid="000c38cb"/>
    </style:style>
    <style:style style:name="P6" style:family="paragraph" style:parent-style-name="Standard">
      <style:paragraph-properties fo:margin-left="0.4in" fo:margin-right="0in" fo:text-indent="-0.15in" style:auto-text-indent="false"/>
      <style:text-properties fo:color="#6666ff" officeooo:rsid="001095d8" officeooo:paragraph-rsid="001095d8"/>
    </style:style>
    <style:style style:name="P7" style:family="paragraph" style:parent-style-name="Standard">
      <style:paragraph-properties fo:margin-left="0.25in" fo:margin-right="0in" fo:text-indent="0in" style:auto-text-indent="false"/>
      <style:text-properties officeooo:paragraph-rsid="000c38cb"/>
    </style:style>
    <style:style style:name="P8" style:family="paragraph" style:parent-style-name="Standard">
      <style:paragraph-properties fo:margin-left="0.25in" fo:margin-right="0in" fo:text-indent="0in" style:auto-text-indent="false"/>
      <style:text-properties officeooo:rsid="0010dce8" officeooo:paragraph-rsid="0010dce8"/>
    </style:style>
    <style:style style:name="P9" style:family="paragraph" style:parent-style-name="Standard">
      <style:paragraph-properties fo:margin-left="0.25in" fo:margin-right="0in" fo:text-indent="0in" style:auto-text-indent="false"/>
      <style:text-properties officeooo:rsid="00117622" officeooo:paragraph-rsid="00117622"/>
    </style:style>
    <style:style style:name="P10" style:family="paragraph" style:parent-style-name="Standard">
      <style:paragraph-properties fo:margin-left="0.25in" fo:margin-right="0in" fo:text-indent="0in" style:auto-text-indent="false"/>
      <style:text-properties officeooo:rsid="001194e6" officeooo:paragraph-rsid="00122a7d"/>
    </style:style>
    <style:style style:name="P11" style:family="paragraph" style:parent-style-name="Standard">
      <style:paragraph-properties fo:margin-left="0.25in" fo:margin-right="0in" fo:text-indent="0in" style:auto-text-indent="false"/>
      <style:text-properties officeooo:rsid="00122a7d" officeooo:paragraph-rsid="00117622"/>
    </style:style>
    <style:style style:name="P12" style:family="paragraph" style:parent-style-name="Standard">
      <style:paragraph-properties fo:margin-left="1.5in" fo:margin-right="0in" fo:margin-top="0.0835in" fo:margin-bottom="0in" loext:contextual-spacing="false" fo:text-indent="0in" style:auto-text-indent="false"/>
      <style:text-properties officeooo:paragraph-rsid="000c38cb"/>
    </style:style>
    <style:style style:name="P13" style:family="paragraph" style:parent-style-name="Standard">
      <style:paragraph-properties fo:margin-left="1.5in" fo:margin-right="0in" fo:text-indent="0in" style:auto-text-indent="false"/>
      <style:text-properties style:font-name="Courier New" fo:font-size="10pt" fo:font-weight="bold" officeooo:paragraph-rsid="000c38cb" style:font-size-asian="10pt" style:font-weight-asian="bold" style:font-name-complex="Courier New" style:font-weight-complex="bold"/>
    </style:style>
    <style:style style:name="P14" style:family="paragraph" style:parent-style-name="Standard">
      <style:paragraph-properties fo:margin-left="1.5in" fo:margin-right="0in" fo:margin-top="0in" fo:margin-bottom="0.0835in" loext:contextual-spacing="false" fo:text-indent="0in" style:auto-text-indent="false"/>
      <style:text-properties style:font-name="Courier New" fo:font-size="10pt" fo:font-weight="bold" officeooo:paragraph-rsid="000c38cb" style:font-size-asian="10pt" style:font-weight-asian="bold" style:font-name-complex="Courier New" style:font-weight-complex="bold"/>
    </style:style>
    <style:style style:name="P15" style:family="paragraph" style:parent-style-name="Standard">
      <style:paragraph-properties fo:margin-left="0.4in" fo:margin-right="0in" fo:text-indent="0in" style:auto-text-indent="false"/>
      <style:text-properties officeooo:paragraph-rsid="000c38cb"/>
    </style:style>
    <style:style style:name="P16" style:family="paragraph" style:parent-style-name="Standard">
      <style:paragraph-properties fo:margin-left="0.4in" fo:margin-right="0in" fo:text-indent="0in" style:auto-text-indent="false"/>
      <style:text-properties fo:color="#6666ff" officeooo:rsid="000d57c8" officeooo:paragraph-rsid="000dc6f2"/>
    </style:style>
    <style:style style:name="T1" style:family="text">
      <style:text-properties style:font-name="Times New Roman" fo:font-size="10pt" style:font-size-asian="10pt" style:font-name-complex="Times New Roman"/>
    </style:style>
    <style:style style:name="T2" style:family="text">
      <style:text-properties style:font-name="Times New Roman" fo:font-size="10pt" style:font-size-asian="10pt" style:font-name-complex="Times New Roman" style:font-weight-complex="bold"/>
    </style:style>
    <style:style style:name="T3" style:family="text">
      <style:text-properties style:font-name="Times New Roman" fo:font-size="10pt" officeooo:rsid="000c38cb" style:font-size-asian="10pt" style:font-name-complex="Times New Roman" style:font-weight-complex="bold"/>
    </style:style>
    <style:style style:name="T4" style:family="text">
      <style:text-properties style:font-name="Times New Roman" fo:font-size="10pt" officeooo:rsid="000dc6f2" style:font-size-asian="10pt" style:font-name-complex="Times New Roman" style:font-weight-complex="bold"/>
    </style:style>
    <style:style style:name="T5" style:family="text">
      <style:text-properties style:font-name="Times New Roman" fo:font-size="10pt" officeooo:rsid="000f10b8" style:font-size-asian="10pt" style:font-name-complex="Times New Roman" style:font-weight-complex="bold"/>
    </style:style>
    <style:style style:name="T6" style:family="text">
      <style:text-properties style:font-name="Times New Roman" fo:font-size="10pt" officeooo:rsid="00122a7d" style:font-size-asian="10pt" style:font-name-complex="Times New Roman" style:font-weight-complex="bold"/>
    </style:style>
    <style:style style:name="T7" style:family="text">
      <style:text-properties style:font-name="Times New Roman" fo:font-size="10pt" fo:font-weight="bold" style:font-size-asian="10pt" style:font-weight-asian="bold" style:font-name-complex="Times New Roman" style:font-weight-complex="bold"/>
    </style:style>
    <style:style style:name="T8" style:family="text">
      <style:text-properties style:font-name="Courier New" fo:font-size="10pt" fo:font-weight="bold" style:font-size-asian="10pt" style:font-weight-asian="bold" style:font-name-complex="Courier New"/>
    </style:style>
    <style:style style:name="T9" style:family="text">
      <style:text-properties style:font-name="Courier New" fo:font-size="10pt" fo:font-weight="bold" style:font-size-asian="10pt" style:font-weight-asian="bold" style:font-name-complex="Courier New" style:font-weight-complex="bold"/>
    </style:style>
    <style:style style:name="T10" style:family="text">
      <style:text-properties style:font-name-asian="Courier New"/>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E) Analysis and Discussion (2 page maximum). In particular, answer these questions</text:span></text:p>
      <text:p text:style-name="P2"><text:span text:style-name="T2">1) </text:span><text:span text:style-name="T1">How would your implementation of </text:span><text:span text:style-name="T8">OS_AddPeriodicThread</text:span><text:span text:style-name="T1"> be different if there were 10 background threads? (Preparation 1)</text:span></text:p>
      <text:p text:style-name="P4"><text:span text:style-name="T1">There are 2 ways we can implement the background threads with priority:</text:span></text:p>
      <text:p text:style-name="P4"><text:span text:style-name="T1"/></text:p>
      <text:p text:style-name="P4"><text:span text:style-name="T1">#1 Hardware Interrupts: We simply set the right priority in each PRI register corresponding to the ISR; (+) this will give us the best possible latency, however, SW1 and SW2 tasks share the PortF ISR.</text:span></text:p>
      <text:p text:style-name="P4"><text:span text:style-name="T1"/></text:p>
      <text:p text:style-name="P4"><text:span text:style-name="T1">#2 Add software threads: We can always make the threads higher priority than all foreground threads. Then each ISR will simply add a new thread for the background thread. (+) We have more flexibility with how we can control each thread. (-) This will increase latency as we will need to do a context switch, and some overhead to manage the background threads.</text:span></text:p>
      <text:p text:style-name="P4"><text:span text:style-name="T1"/></text:p>
      <text:p text:style-name="P4"><text:span text:style-name="T1">Obviously, if we wanted more background threads, we either have to have more hardware timers or implement the background threads similar to the way foreground threads are implemented. Obviously, we have tradeoffs between each, and which one we implement depends on what we need.</text:span></text:p>
      <text:p text:style-name="P2"><text:span text:style-name="T1"/></text:p>
      <text:p text:style-name="P2"><text:span text:style-name="T2">2) </text:span><text:span text:style-name="T1">How would your implementation of blocking semaphores be different if there were 100 foreground threads? <text:s/>(Preparation 4)</text:span></text:p>
      <text:p text:style-name="P2"><text:span text:style-name="T1"/></text:p>
      <text:p text:style-name="P2"><text:span text:style-name="T1"/></text:p>
      <text:p text:style-name="P2"><text:span text:style-name="T2">3) </text:span><text:span text:style-name="T1">How would your implementation of the priority scheduler be different if there were 100 foreground threads? <text:s/>(Preparation 5)</text:span></text:p>
      <text:p text:style-name="P4"><text:span text:style-name="T1">#1 The simplest way to implement the scheduler is by searching the list for the highest priority thread then run it; in the case where we have 2 high priority threads with the same priority, we will do round robin.</text:span></text:p>
      <text:p text:style-name="P4"><text:span text:style-name="T1">Pseudocode: (SysTick ISR)</text:span></text:p>
      <text:p text:style-name="P4"><text:span text:style-name="T1">hipri = 7, nextPt = 0;</text:span></text:p>
      <text:p text:style-name="P4"><text:span text:style-name="T1">iteratePt = RunPt→next</text:span></text:p>
      <text:p text:style-name="P4"><text:span text:style-name="T1">while(iteratePt != RunPt){</text:span></text:p>
      <text:p text:style-name="P4"><text:span text:style-name="T1">if(itreatePt→pri &lt; hipri &amp;&amp; some checks for sleeping/blocked threads)</text:span></text:p>
      <text:p text:style-name="P4"><text:span text:style-name="T1"><text:s text:c="2"/>nextPt = iteratePt, hipri = iteratePt→pri;</text:span></text:p>
      <text:p text:style-name="P4"><text:span text:style-name="T1">iteratePt = iteratePt→next;</text:span></text:p>
      <text:p text:style-name="P4"><text:span text:style-name="T1">}</text:span></text:p>
      <text:p text:style-name="P4"><text:span text:style-name="T1">if(hipri &lt;= RunPt→pri)</text:span></text:p>
      <text:p text:style-name="P4"><text:span text:style-name="T1"><text:s text:c="2"/>RunPt = nextPt;</text:span></text:p>
      <text:p text:style-name="P4"><text:span text:style-name="T1">context switch;</text:span></text:p>
      <text:p text:style-name="P4"><text:span text:style-name="T1"/></text:p>
      <text:p text:style-name="P4"><text:span text:style-name="T1">#2 A more complicated way is that we can optimize the search function by using a heap which always stay sorted in ascending priority; we will need a heap for sleeping threads or blocked threads (or just add a large constant to keep priority low).</text:span></text:p>
      <text:p text:style-name="P4"><text:span text:style-name="T1"/></text:p>
      <text:p text:style-name="P4"><text:span text:style-name="T1">Unless the overhead for a linear search through 100 threads is too high, we can simply use the simplest implementation. *using a heap, we can peek at the top element which costs O(1), any change in priority will need heap insert and remove which cost O(log n). **we will not add or remove using a linked list O(0) but O(n) to peek.</text:span></text:p>
      <text:p text:style-name="P2"><text:span text:style-name="T1"/></text:p>
      <text:p text:style-name="P2"><text:span text:style-name="T1">4) </text:span><text:span text:style-name="T2">What happens to your OS if all the threads are blocked? If your OS would crash, describe exactly what the OS does?</text:span></text:p>
      <text:p text:style-name="P5"><text:span text:style-name="T3">The OS crashes because of a while loop checking for available threads to run.</text:span></text:p>
      <text:p text:style-name="P2"><text:span text:style-name="T2">What happens to your OS if all the threads are sleeping? If your OS would crash, describe exactly what the OS does?</text:span></text:p>
      <text:p text:style-name="P5"><text:span text:style-name="T3">The OS still crashes since interrupts are disabled.</text:span></text:p>
      <text:p text:style-name="P2"><text:span text:style-name="T2">If you answered crash to either or both, explain how you might change your OS to prevent the crash.</text:span></text:p>
      <text:p text:style-name="P4"><text:span text:style-name="T2">Have an idle thread.</text:span></text:p>
      <text:p text:style-name="P3"><text:span text:style-name="T2"/></text:p>
      <text:p text:style-name="P7"><text:span text:style-name="T2">5) What happens to your OS if one of the foreground threads returns? E.g., what if you added this foreground</text:span></text:p>
      <text:p text:style-name="P12"><text:span text:style-name="T9">void BadThread(void){ int i;</text:span></text:p>
      <text:p text:style-name="P13"><text:span text:style-name="T10"><text:s text:c="2"/></text:span>for(i=0; i&lt;100; i++){};</text:p>
      <text:p text:style-name="P13"><text:span text:style-name="T10"><text:s text:c="2"/></text:span>return;</text:p>
      <text:p text:style-name="P14">}</text:p>
      <text:p text:style-name="P15"><text:soft-page-break/><text:span text:style-name="T2">What should your OS have done in this case? Do not implement it, rather, with one sentence, say what the OS should have done? Hint: I asked this question on an exam.</text:span></text:p>
      <text:p text:style-name="P16"><text:span text:style-name="T2">It will jump to wherever LR points to, which should be </text:span><text:span text:style-name="T4">0x14141414, This will likely hardfault. The OS should ideally call OS_Kill() when the function returns. We can initialize the LR in the TCB to point to OS_Kill() </text:span><text:span text:style-name="T5">and return would call BX LR.</text:span></text:p>
      <text:p text:style-name="P15"><text:span text:style-name="T2"/></text:p>
      <text:p text:style-name="P2"><text:span text:style-name="T2">6) What are the advantages of spinlock semaphores over blocking semaphores? What are the advantages of blocking semaphores over spinlock?</text:span></text:p>
      <text:p text:style-name="P6"><text:span text:style-name="T2">Interrupts won’t have to be disabled for spinlocks, and the scheduler is simpler. We get to implement priority with blocks and IO bound tasks can be blocked instead of wasting the whole time slice.</text:span></text:p>
      <text:p text:style-name="P2"><text:span text:style-name="T2"/></text:p>
      <text:p text:style-name="P2"><text:span text:style-name="T2">7) Consider the case where thread T1 interrupts thread T2, and we are experimentally verifying the system operates without critical sections. Let </text:span><text:span text:style-name="T7">n</text:span><text:span text:style-name="T2"> be the number of times T1 interrupts T2. Let </text:span><text:span text:style-name="T7">m</text:span><text:span text:style-name="T2"> be the total number of interruptible locations within T2. Assume the time during which T1 triggers is random with respect to the place (between which two instructions of T2) it gets interrupted. In other words, there are </text:span><text:span text:style-name="T7">m</text:span><text:span text:style-name="T2"> equally-likely places within T2 for the T1 interrupt to occur. What is the probability after </text:span><text:span text:style-name="T7">n</text:span><text:span text:style-name="T2"> interrupts that a particular place in T2 was never selected? Furthermore, what is the probability that all locations were interrupted at least once?</text:span></text:p>
      <text:p text:style-name="P2"><text:span text:style-name="T2"/></text:p>
      <text:p text:style-name="P8"><text:span text:style-name="T2">P(one spot never interrupted | n interrupts) = ((m-1)/m)^n</text:span></text:p>
      <text:p text:style-name="P8"><text:span text:style-name="T2"/></text:p>
      <text:p text:style-name="P9"><text:span text:style-name="T2">if n&lt;m</text:span></text:p>
      <text:p text:style-name="P9"><text:span text:style-name="T2">P(every spot interrupted once | </text:span><text:span text:style-name="T6">n interrupts</text:span><text:span text:style-name="T2">) = 0</text:span></text:p>
      <text:p text:style-name="P9"><text:span text:style-name="T2">else</text:span></text:p>
      <text:p text:style-name="P11"><text:span text:style-name="T2"/></text:p>
      <text:p text:style-name="P10"><text:span text:style-name="T2">1 * (1/m)^(n-1)*((m-1)/m) * (</text:span><text:span text:style-name="T6">2</text:span><text:span text:style-name="T2">/m)^(n-</text:span><text:span text:style-name="T6">1</text:span><text:span text:style-name="T2">)*((m-</text:span><text:span text:style-name="T6">2</text:span><text:span text:style-name="T2">)/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4:42:58.357000000</meta:creation-date>
    <dc:date>2017-03-09T19:11:19.056000000</dc:date>
    <meta:editing-duration>PT2H17M15S</meta:editing-duration>
    <meta:editing-cycles>5</meta:editing-cycles>
    <meta:generator>LibreOffice/5.2.0.4$Windows_X86_64 LibreOffice_project/066b007f5ebcc236395c7d282ba488bca6720265</meta:generator>
    <meta:document-statistic meta:table-count="0" meta:image-count="0" meta:object-count="0" meta:page-count="2" meta:paragraph-count="43" meta:word-count="794" meta:character-count="4663" meta:non-whitespace-character-count="3902"/>
  </office:meta>
</office:document-meta>
</file>